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oming Soon" svg:font-family="'Coming Soo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>
        <style:tab-stops>
          <style:tab-stop style:position="10.001cm" style:type="center"/>
          <style:tab-stop style:position="19.47cm" style:type="right"/>
        </style:tab-stops>
      </style:paragraph-properties>
      <style:text-properties style:font-name="Coming Soon" fo:font-size="12pt" officeooo:paragraph-rsid="00170b65" style:font-size-asian="12pt" style:font-size-complex="12pt"/>
    </style:style>
    <style:style style:name="P2" style:family="paragraph" style:parent-style-name="Text_20_body">
      <style:text-properties fo:color="#999999" style:font-name="Coming Soon" fo:font-size="16pt" fo:language="es" fo:country="ES" fo:font-weight="normal" style:font-size-asian="16pt" style:font-weight-asian="normal" style:font-size-complex="16pt" style:font-weight-complex="normal" loext:shadow="none"/>
    </style:style>
    <style:style style:name="P3" style:family="paragraph" style:parent-style-name="Footer">
      <style:paragraph-properties fo:text-align="center" style:justify-single-word="false"/>
      <style:text-properties style:font-name="Coming Soon"/>
    </style:style>
    <style:style style:name="T1" style:family="text">
      <style:text-properties officeooo:rsid="00170b65"/>
    </style:style>
    <style:style style:name="T2" style:family="text">
      <style:text-properties officeooo:rsid="00170b65" loext:padding="0.049cm" loext:border="0.06pt solid #000000" loext:shadow="none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3702*" fo:start-indent="0cm" fo:end-indent="0cm"/>
          <style:column style:rel-width="3702*" fo:start-indent="0cm" fo:end-indent="0cm"/>
          <style:column style:rel-width="3702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section text:style-name="Sect1" text:name="Secció1">
        <text:p text:style-name="P2">prohibido</text:p>
        <text:p text:style-name="P2">después</text:p>
        <text:p text:style-name="P2">bievenida</text:p>
        <text:p text:style-name="P2">hoja</text:p>
        <text:p text:style-name="P2">volante</text:p>
        <text:p text:style-name="P2">adjetivo</text:p>
        <text:p text:style-name="P2">hoy</text:p>
        <text:p text:style-name="P2">ayer</text:p>
        <text:p text:style-name="P2">estuviste</text:p>
        <text:p text:style-name="P2">hace</text:p>
        <text:p text:style-name="P2">monosémica</text:p>
        <text:p text:style-name="P2">polisémica</text:p>
        <text:p text:style-name="P2">hombre</text:p>
        <text:p text:style-name="P2">practicándolo</text:p>
        <text:p text:style-name="P2">Miguel</text:p>
        <text:p text:style-name="P2">extraño</text:p>
        <text:p text:style-name="P2">jarabe</text:p>
        <text:p text:style-name="P2">saber</text:p>
        <text:p text:style-name="P2">inventar</text:p>
        <text:p text:style-name="P2">escribe</text:p>
        <text:p text:style-name="P2">obtener</text:p>
        <text:p text:style-name="P2">hermano</text:p>
        <text:p text:style-name="P2">religioso</text:p>
        <text:p text:style-name="P2">trabaja</text:p>
        <text:p text:style-name="P2">sabía</text:p>
        <text:p text:style-name="P2">horrible</text:p>
        <text:p text:style-name="P2">ácido</text:p>
        <text:p text:style-name="P2">bar</text:p>
        <text:p text:style-name="P2">boca</text:p>
        <text:p text:style-name="P2">bocadillo</text:p>
        <text:p text:style-name="P2">escribe</text:p>
        <text:p text:style-name="P2">verbo</text:p>
        <text:p text:style-name="P2">cambiar</text:p>
        <text:p text:style-name="P2">valiente</text:p>
        <text:p text:style-name="P2">águila</text:p>
        <text:p text:style-name="P2">cerveza</text:p>
        <text:p text:style-name="P2">volaban</text:p>
        <text:p text:style-name="P2">intensivo</text:p>
        <text:p text:style-name="P2">demostrativo</text:p>
        <text:p text:style-name="P2">posesivo</text:p>
        <text:p text:style-name="P2">cogíamos</text:p>
        <text:p text:style-name="P2">cayó</text:p>
        <text:p text:style-name="P2">Guadalquivir</text:p>
        <text:p text:style-name="P2">nenúfar</text:p>
        <text:p text:style-name="P2">gabilán</text:p>
        <text:p text:style-name="P2">jugábamos</text:p>
        <text:p text:style-name="P2">monopatín</text:p>
        <text:p text:style-name="P2">íbamos</text:p>
        <text:p text:style-name="P2">sábado</text:p>
        <text:p text:style-name="P2">iba / IVA</text:p>
        <text:p text:style-name="P2">navegué</text:p>
        <text:p text:style-name="P2">número</text:p>
        <text:p text:style-name="P2">héroe</text:p>
        <text:p text:style-name="P2">prohíbo</text:p>
        <text:p text:style-name="P2"><text:soft-page-break/>transeúnte</text:p>
        <text:p text:style-name="P2">cacatúa</text:p>
        <text:p text:style-name="P2">raíz</text:p>
        <text:p text:style-name="P2">día</text:p>
        <text:p text:style-name="P2">créeme</text:p>
        <text:p text:style-name="P2">chiita</text:p>
        <text:p text:style-name="P2">chií</text:p>
        <text:p text:style-name="P2">rehén</text:p>
        <text:p text:style-name="P2">león</text:p>
        <text:p text:style-name="P2">Jaén</text:p>
        <text:p text:style-name="P2">actúe</text:p>
        <text:p text:style-name="P2">púa</text:p>
        <text:p text:style-name="P2">evalúa</text:p>
        <text:p text:style-name="P2">reír</text:p>
        <text:p text:style-name="P2">laúd</text:p>
        <text:p text:style-name="P2">país</text:p>
        <text:p text:style-name="P2">maíz</text:p>
        <text:p text:style-name="P2">ruido</text:p>
        <text:p text:style-name="P2">triunfo</text:p>
        <text:p text:style-name="P2">druida</text:p>
        <text:p text:style-name="P2">cuidar</text:p>
        <text:p text:style-name="P2">morfológicamente</text:p>
        <text:p text:style-name="P2">personaje</text:p>
        <text:p text:style-name="P2">agenda</text:p>
        <text:p text:style-name="P2">ajetreo</text:p>
        <text:p text:style-name="P2">majestuoso</text:p>
        <text:p text:style-name="P2">gemelo</text:p>
        <text:p text:style-name="P2">ingenio</text:p>
        <text:p text:style-name="P2">avería</text:p>
        <text:p text:style-name="P2">vehículo</text:p>
        <text:p text:style-name="P2">retahíla</text:p>
        <text:p text:style-name="P2">buo</text:p>
        <text:p text:style-name="P2">mahometano</text:p>
        <text:p text:style-name="P2">rehogar</text:p>
        <text:p text:style-name="P2">coherente</text:p>
        <text:p text:style-name="P2">ahí</text:p>
        <text:p text:style-name="P2">bailar</text:p>
        <text:p text:style-name="P2">sustituye</text:p>
        <text:p text:style-name="P2">trabajo</text:p>
        <text:p text:style-name="P2">tiburón</text:p>
        <text:p text:style-name="P2">haciéndose</text:p>
        <text:p text:style-name="P2">complicadísimo</text:p>
        <text:p text:style-name="P2">ponía</text:p>
        <text:p text:style-name="P2">dieron</text:p>
        <text:p text:style-name="P2">manía</text:p>
        <text:p text:style-name="P2">policía</text:p>
        <text:p text:style-name="P2">acordaba</text:p>
        <text:p text:style-name="P2">tuvieron</text:p>
        <text:p text:style-name="P2">vehemente</text:p>
        <text:p text:style-name="P2">construyó</text:p>
        <text:p text:style-name="P2">lápices</text:p>
        <text:p text:style-name="P2">sustantivo</text:p>
        <text:p text:style-name="P2">proteger</text:p>
        <text:p text:style-name="P2">tejer</text:p>
        <text:p text:style-name="P2">crujir</text:p>
        <text:p text:style-name="P2">jinete</text:p>
        <text:p text:style-name="P2">caber</text:p>
        <text:p text:style-name="P2"><text:soft-page-break/>absorber</text:p>
        <text:p text:style-name="P2">nube</text:p>
        <text:p text:style-name="P2">sílaba</text:p>
        <text:p text:style-name="P2">hierba</text:p>
        <text:p text:style-name="P2">hincapié</text:p>
        <text:p text:style-name="P2">ahondar</text:p>
        <text:p text:style-name="P2">ébano</text:p>
        <text:p text:style-name="P2">apoyar</text:p>
        <text:p text:style-name="P2">yema</text:p>
        <text:p text:style-name="P2">exhibir</text:p>
        <text:p text:style-name="P2">ahondar</text:p>
        <text:p text:style-name="P2">escoger</text:p>
        <text:p text:style-name="P2">estrangular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oming Soon" svg:font-family="'Coming Soo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>
      <style:paragraph-properties fo:text-align="start" style:justify-single-word="false">
        <style:tab-stops>
          <style:tab-stop style:position="10.001cm" style:type="center"/>
          <style:tab-stop style:position="19.47cm" style:type="right"/>
        </style:tab-stops>
      </style:paragraph-properties>
      <style:text-properties style:font-name="Coming Soon" fo:font-size="12pt" officeooo:paragraph-rsid="00170b65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style:font-name="Coming Soon"/>
    </style:style>
    <style:style style:name="MT1" style:family="text">
      <style:text-properties officeooo:rsid="00170b65"/>
    </style:style>
    <style:style style:name="MT2" style:family="text">
      <style:text-properties officeooo:rsid="00170b65" loext:padding="0.049cm" loext:border="0.06pt solid #000000" loext:shadow="none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Nombre:</text:span><text:tab/><text:span text:style-name="MT1">Tiempo invertido: </text:span><text:span text:style-name="MT2"><text:s text:c="6"/></text:span><text:span text:style-name="MT1"><text:s/>minutos </text:span><text:span text:style-name="MT2"><text:s text:c="5"/></text:span><text:span text:style-name="MT1"><text:s/>segundos <text:s text:c="5"/><text:tab/>Fecha: <text:s text:c="4"/>/ <text:s text:c="4"/>/ <text:s text:c="5"/></text:span></text:p>
      </style:header>
      <style:footer>
        <text:p text:style-name="MP2"><text:page-number text:select-page="current">3</text:page-number> / <text:page-count>3</text:page-count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labras</dc:title>
    <dc:date>2018-07-06T12:44:12.317626481</dc:date>
    <meta:editing-duration>PT9M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126" meta:word-count="137" meta:character-count="941" meta:non-whitespace-character-count="896"/>
  </office:meta>
</office:document-meta>
</file>